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5.559cm"/>
    </style:style>
    <style:style style:name="P1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witter Sentiment Analysis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~1M5 tweets</text:span></text:p>
                <text:p text:style-name="P1"><text:span text:style-name="T1"/></text:p>
              </text:list-item>
              <text:list-item>
                <text:p text:style-name="P1"><text:span text:style-name="T1">“</text:span><text:span text:style-name="T1">@ginaaa &amp;lt;3 GO TO THE SHOW TONIGHT”</text:span></text:p>
                <text:p text:style-name="P1"><text:span text:style-name="T1"><text:s text:c="3"/>↳</text:span><text:span text:style-name="T2">go to the show tonight</text:span></text:p>
                <text:p text:style-name="P1"><text:span text:style-name="T1"/></text:p>
              </text:list-item>
            </text:list>
            <text:list text:style-name="L3">
              <text:list-item>
                <text:p text:style-name="P2"><text:span text:style-name="T1">“</text:span><text:span text:style-name="T1">http://bit.ly/18xobk Five Guys Locations Closed After Visit from &amp;lt;em&amp;gt;Inside Edition&amp;lt;/em&amp;gt;'s 'Rat Patrol' @dcist"</text:span></text:p>
                <text:list>
                  <text:list-header>
                    <text:p text:style-name="P2"><text:span text:style-name="T1">↳</text:span><text:span text:style-name="T2">five guys locations closed after visit from s rat patro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draw:frame presentation:style-name="pr4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5.809cm" svg:x="1.4cm" svg:y="4.914cm" presentation:class="outline">
          <draw:text-box>
            <text:p>Embedding → Linear → Sigmoid</text:p>
            <text:list text:style-name="L5">
              <text:list-header>
                <text:p><text:span text:style-name="T3">optimisations sur ensemble de </text:span><text:span text:style-name="T3">développement :</text:span></text:p>
                <text:list>
                  <text:list-item>
                    <text:p><text:span text:style-name="T3">Taille d’embedding : 20</text:span></text:p>
                  </text:list-item>
                  <text:list-item>
                    <text:p><text:span text:style-name="T3">Nombre d’époques : 30</text:span></text:p>
                  </text:list-item>
                  <text:list-item>
                    <text:p><text:span text:style-name="T3">Taux d’apprentissage : 1e-1</text:span></text:p>
                  </text:list-item>
                </text:list>
              </text:list-header>
            </text:list>
          </draw:text-box>
        </draw:frame>
        <draw:frame presentation:style-name="pr6" draw:text-style-name="P5" draw:layer="layout" svg:width="25.199cm" svg:height="5.809cm" svg:x="1.4cm" svg:y="11.276cm" presentation:class="outline">
          <draw:text-box>
            <text:p text:style-name="P5"><text:span text:style-name="T4"/></text:p>
            <text:p text:style-name="P5"><text:span text:style-name="T4">70,35% de précision sur </text:span><text:span text:style-name="T4">ensemble de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draw:frame presentation:style-name="pr4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5">
              <text:list-header>
                <text:p text:style-name="P6">Embedding→Convolution→ReLU→MaxPool→ Linear→Sigmoid</text:p>
              </text:list-header>
            </text:list>
            <text:p text:style-name="P7"><text:span text:style-name="T1">Hyper-paramètres optimisés avec </text:span><text:span text:style-name="T1">ensemble de développement :</text:span></text:p>
            <text:p text:style-name="P7"><text:span text:style-name="T1">- Taille d’embedding : 100</text:span></text:p>
            <text:p text:style-name="P7"><text:span text:style-name="T1">- Sortie convolution : 100</text:span></text:p>
            <text:p text:style-name="P7"><text:span text:style-name="T1">- Nombre d’époques : 20</text:span></text:p>
            <text:p text:style-name="P7"><text:span text:style-name="T1">- Taux d’apprentissage : 1e-3</text:span></text:p>
            <text:p text:style-name="P7"><text:span text:style-name="T1"/></text:p>
          </draw:text-box>
        </draw:frame>
        <draw:frame presentation:style-name="pr6" draw:layer="layout" svg:width="25.199cm" svg:height="5.809cm" svg:x="1.4cm" svg:y="11.276cm" presentation:class="outline">
          <draw:text-box>
            <text:p><text:span text:style-name="T4"/></text:p>
            <text:p><text:span text:style-name="T4">78,46 de précision sur </text:span><text:span text:style-name="T4">ensemble de test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Observations</text:p>
          </draw:text-box>
        </draw:frame>
        <draw:frame draw:style-name="gr2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7cm" svg:height="12.179cm" svg:x="14.313cm" svg:y="4.914cm" presentation:class="outline">
          <draw:text-box>
            <text:p>Test du modèle :</text:p>
            <text:list text:style-name="L5">
              <text:list-item>
                <text:p><text:span text:style-name="T1">“</text:span><text:span text:style-name="T1">the movie was a real change for </text:span><text:span text:style-name="T1">the world and humanity” </text:span></text:p>
                <text:p><text:span text:style-name="T1">↳ </text:span><text:span text:style-name="T2">positif</text:span></text:p>
              </text:list-item>
              <text:list-item>
                <text:p><text:span text:style-name="T1">“</text:span><text:span text:style-name="T1">the movie wasn't a real change </text:span><text:span text:style-name="T1">for the world and humanity”</text:span></text:p>
                <text:p><text:span text:style-name="T1">↳ </text:span><text:span text:style-name="T2">négatif</text:span></text:p>
                <text:p><text:span text:style-name="T2"/></text:p>
              </text:list-item>
            </text:list>
            <text:p><text:span text:style-name="T3">Limites :</text:span></text:p>
            <text:list text:continue-numbering="true" text:style-name="L5">
              <text:list-item>
                <text:p><text:span text:style-name="T3">“</text:span><text:span text:style-name="T3">This person frightens me but I </text:span><text:span text:style-name="T3">love that”</text:span></text:p>
                <text:p><text:span text:style-name="T3">↳ </text:span><text:span text:style-name="T2">négati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25:53.522945508</meta:creation-date>
    <dc:date>2018-05-10T18:17:32.963710874</dc:date>
    <meta:editing-duration>PT13M13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28cm" svg:y="0.379cm" chart:style-name="ch2">
          <text:p>Model convolution</text:p>
        </chart:title>
        <chart:legend chart:legend-position="end" svg:x="10.511cm" svg:y="5.542cm" style:legend-expansion="high" chart:style-name="ch3"/>
        <chart:plot-area chart:style-name="ch4" chart:data-source-has-labels="both" svg:x="1.256cm" svg:y="1.401cm" svg:width="9.01cm" svg:height="10.536cm">
          <chartooo:coordinate-region svg:x="1.877cm" svg:y="1.6cm" svg:width="8.389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é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11.34">
                <text:p>11.34</text:p>
              </table:table-cell>
              <table:table-cell office:value-type="float" office:value="10.22">
                <text:p>1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